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41.7pt" svg:height="414.26pt" svg:x="226.43pt" svg:y="442.57pt">
            <loext:p draw:notify-on-update-of-ranges="Sheet1.B1:Sheet1.I1 Sheet1.A2:Sheet1.A2 Sheet1.B2:Sheet1.I2 Sheet1.A3:Sheet1.A3 Sheet1.B3:Sheet1.I3 Sheet1.A4:Sheet1.A4 Sheet1.B4:Sheet1.I4 Sheet1.A5:Sheet1.A5 Sheet1.B5:Sheet1.I5 Sheet1.A6:Sheet1.A6 Sheet1.B6:Sheet1.I6 Sheet1.A7:Sheet1.A7 Sheet1.B7:Sheet1.I7 Sheet1.A8:Sheet1.A8 Sheet1.B8:Sheet1.I8 Sheet1.A9:Sheet1.A9 Sheet1.B9:Sheet1.I9 Sheet1.A10:Sheet1.A10 Sheet1.B10:Sheet1.I10 Sheet1.A11:Sheet1.A11 Sheet1.B11:Sheet1.I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11.24pt" svg:height="501.9pt" svg:x="66.84pt" svg:y="330.83pt">
            <loext:p draw:notify-on-update-of-ranges="Sheet1.B47:Sheet1.B47 Sheet1.C47:Sheet1.K47 Sheet1.B48:Sheet1.B48 Sheet1.C48:Sheet1.K48 Sheet1.B49:Sheet1.B49 Sheet1.C49:Sheet1.K49 Sheet1.B50:Sheet1.B50 Sheet1.C50:Sheet1.K50 Sheet1.B51:Sheet1.B51 Sheet1.C51:Sheet1.K51 Sheet1.B52:Sheet1.B52 Sheet1.C52:Sheet1.K52 Sheet1.B53:Sheet1.B53 Sheet1.C53:Sheet1.K53 Sheet1.B54:Sheet1.B54 Sheet1.C54:Sheet1.K54 Sheet1.B55:Sheet1.B55 Sheet1.C55:Sheet1.K55 Sheet1.B56:Sheet1.B56 Sheet1.C56:Sheet1.K56 Sheet1.B57:Sheet1.B57 Sheet1.C57:Sheet1.K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<text:s/>n/p 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0887" calcext:value-type="float">
            <text:p>0.050887</text:p>
          </table:table-cell>
          <table:table-cell office:value-type="float" office:value="0.17113" calcext:value-type="float">
            <text:p>0.17113</text:p>
          </table:table-cell>
          <table:table-cell office:value-type="float" office:value="0.36009" calcext:value-type="float">
            <text:p>0.36009</text:p>
          </table:table-cell>
          <table:table-cell office:value-type="float" office:value="0.62692" calcext:value-type="float">
            <text:p>0.62692</text:p>
          </table:table-cell>
          <table:table-cell office:value-type="float" office:value="1.08667" calcext:value-type="float">
            <text:p>1.08667</text:p>
          </table:table-cell>
          <table:table-cell office:value-type="float" office:value="1.16733" calcext:value-type="float">
            <text:p>1.16733</text:p>
          </table:table-cell>
          <table:table-cell office:value-type="float" office:value="1.25892" calcext:value-type="float">
            <text:p>1.25892</text:p>
          </table:table-cell>
          <table:table-cell office:value-type="float" office:value="1.9513" calcext:value-type="float">
            <text:p>1.95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9931" calcext:value-type="float">
            <text:p>0.109931</text:p>
          </table:table-cell>
          <table:table-cell office:value-type="float" office:value="0.41025" calcext:value-type="float">
            <text:p>0.41025</text:p>
          </table:table-cell>
          <table:table-cell office:value-type="float" office:value="1.11885" calcext:value-type="float">
            <text:p>1.11885</text:p>
          </table:table-cell>
          <table:table-cell office:value-type="float" office:value="1.30583" calcext:value-type="float">
            <text:p>1.30583</text:p>
          </table:table-cell>
          <table:table-cell office:value-type="float" office:value="2.63491" calcext:value-type="float">
            <text:p>2.63491</text:p>
          </table:table-cell>
          <table:table-cell office:value-type="float" office:value="2.9177" calcext:value-type="float">
            <text:p>2.9177</text:p>
          </table:table-cell>
          <table:table-cell office:value-type="float" office:value="4.29974" calcext:value-type="float">
            <text:p>4.29974</text:p>
          </table:table-cell>
          <table:table-cell office:value-type="float" office:value="4.10567" calcext:value-type="float">
            <text:p>4.105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9644" calcext:value-type="float">
            <text:p>0.169644</text:p>
          </table:table-cell>
          <table:table-cell office:value-type="float" office:value="0.68096" calcext:value-type="float">
            <text:p>0.68096</text:p>
          </table:table-cell>
          <table:table-cell office:value-type="float" office:value="1.38437" calcext:value-type="float">
            <text:p>1.38437</text:p>
          </table:table-cell>
          <table:table-cell office:value-type="float" office:value="2.54122" calcext:value-type="float">
            <text:p>2.54122</text:p>
          </table:table-cell>
          <table:table-cell office:value-type="float" office:value="2.99534" calcext:value-type="float">
            <text:p>2.99534</text:p>
          </table:table-cell>
          <table:table-cell office:value-type="float" office:value="4.61477" calcext:value-type="float">
            <text:p>4.61477</text:p>
          </table:table-cell>
          <table:table-cell office:value-type="float" office:value="6.11132" calcext:value-type="float">
            <text:p>6.11132</text:p>
          </table:table-cell>
          <table:table-cell office:value-type="float" office:value="6.73419" calcext:value-type="float">
            <text:p>6.734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1992" calcext:value-type="float">
            <text:p>0.231992</text:p>
          </table:table-cell>
          <table:table-cell office:value-type="float" office:value="1.35648" calcext:value-type="float">
            <text:p>1.35648</text:p>
          </table:table-cell>
          <table:table-cell office:value-type="float" office:value="2.72076" calcext:value-type="float">
            <text:p>2.72076</text:p>
          </table:table-cell>
          <table:table-cell office:value-type="float" office:value="3.16017" calcext:value-type="float">
            <text:p>3.16017</text:p>
          </table:table-cell>
          <table:table-cell office:value-type="float" office:value="4.55223" calcext:value-type="float">
            <text:p>4.55223</text:p>
          </table:table-cell>
          <table:table-cell office:value-type="float" office:value="8.73329" calcext:value-type="float">
            <text:p>8.73329</text:p>
          </table:table-cell>
          <table:table-cell office:value-type="float" office:value="8.01861" calcext:value-type="float">
            <text:p>8.01861</text:p>
          </table:table-cell>
          <table:table-cell office:value-type="float" office:value="8.17655" calcext:value-type="float">
            <text:p>8.1765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95344" calcext:value-type="float">
            <text:p>0.295344</text:p>
          </table:table-cell>
          <table:table-cell office:value-type="float" office:value="1.3196" calcext:value-type="float">
            <text:p>1.3196</text:p>
          </table:table-cell>
          <table:table-cell office:value-type="float" office:value="3.03287" calcext:value-type="float">
            <text:p>3.03287</text:p>
          </table:table-cell>
          <table:table-cell office:value-type="float" office:value="4.27775" calcext:value-type="float">
            <text:p>4.27775</text:p>
          </table:table-cell>
          <table:table-cell office:value-type="float" office:value="9.36292" calcext:value-type="float">
            <text:p>9.36292</text:p>
          </table:table-cell>
          <table:table-cell office:value-type="float" office:value="10.0769" calcext:value-type="float">
            <text:p>10.0769</text:p>
          </table:table-cell>
          <table:table-cell office:value-type="float" office:value="13.2401" calcext:value-type="float">
            <text:p>13.2401</text:p>
          </table:table-cell>
          <table:table-cell office:value-type="float" office:value="15.738" calcext:value-type="float">
            <text:p>15.73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46487" calcext:value-type="float">
            <text:p>0.346487</text:p>
          </table:table-cell>
          <table:table-cell office:value-type="float" office:value="1.88953" calcext:value-type="float">
            <text:p>1.88953</text:p>
          </table:table-cell>
          <table:table-cell office:value-type="float" office:value="3.72942" calcext:value-type="float">
            <text:p>3.72942</text:p>
          </table:table-cell>
          <table:table-cell office:value-type="float" office:value="7.15288" calcext:value-type="float">
            <text:p>7.15288</text:p>
          </table:table-cell>
          <table:table-cell office:value-type="float" office:value="6.80763" calcext:value-type="float">
            <text:p>6.80763</text:p>
          </table:table-cell>
          <table:table-cell office:value-type="float" office:value="9.21231" calcext:value-type="float">
            <text:p>9.21231</text:p>
          </table:table-cell>
          <table:table-cell office:value-type="float" office:value="18.3581" calcext:value-type="float">
            <text:p>18.3581</text:p>
          </table:table-cell>
          <table:table-cell office:value-type="float" office:value="14.1724" calcext:value-type="float">
            <text:p>14.172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53721" calcext:value-type="float">
            <text:p>0.453721</text:p>
          </table:table-cell>
          <table:table-cell office:value-type="float" office:value="2.49261" calcext:value-type="float">
            <text:p>2.49261</text:p>
          </table:table-cell>
          <table:table-cell office:value-type="float" office:value="4.98895" calcext:value-type="float">
            <text:p>4.98895</text:p>
          </table:table-cell>
          <table:table-cell office:value-type="float" office:value="6.64401" calcext:value-type="float">
            <text:p>6.64401</text:p>
          </table:table-cell>
          <table:table-cell office:value-type="float" office:value="11.7983" calcext:value-type="float">
            <text:p>11.7983</text:p>
          </table:table-cell>
          <table:table-cell office:value-type="float" office:value="15.0093" calcext:value-type="float">
            <text:p>15.0093</text:p>
          </table:table-cell>
          <table:table-cell office:value-type="float" office:value="17.2614" calcext:value-type="float">
            <text:p>17.2614</text:p>
          </table:table-cell>
          <table:table-cell office:value-type="float" office:value="18.6811" calcext:value-type="float">
            <text:p>18.681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39139" calcext:value-type="float">
            <text:p>0.539139</text:p>
          </table:table-cell>
          <table:table-cell office:value-type="float" office:value="2.89146" calcext:value-type="float">
            <text:p>2.89146</text:p>
          </table:table-cell>
          <table:table-cell office:value-type="float" office:value="4.33689" calcext:value-type="float">
            <text:p>4.33689</text:p>
          </table:table-cell>
          <table:table-cell office:value-type="float" office:value="8.30682" calcext:value-type="float">
            <text:p>8.30682</text:p>
          </table:table-cell>
          <table:table-cell office:value-type="float" office:value="12.6869" calcext:value-type="float">
            <text:p>12.6869</text:p>
          </table:table-cell>
          <table:table-cell office:value-type="float" office:value="18.3852" calcext:value-type="float">
            <text:p>18.3852</text:p>
          </table:table-cell>
          <table:table-cell office:value-type="float" office:value="19.6628" calcext:value-type="float">
            <text:p>19.6628</text:p>
          </table:table-cell>
          <table:table-cell office:value-type="float" office:value="22.197" calcext:value-type="float">
            <text:p>22.19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75044" calcext:value-type="float">
            <text:p>0.575044</text:p>
          </table:table-cell>
          <table:table-cell office:value-type="float" office:value="3.53962" calcext:value-type="float">
            <text:p>3.53962</text:p>
          </table:table-cell>
          <table:table-cell office:value-type="float" office:value="6.28981" calcext:value-type="float">
            <text:p>6.28981</text:p>
          </table:table-cell>
          <table:table-cell office:value-type="float" office:value="12.0244" calcext:value-type="float">
            <text:p>12.0244</text:p>
          </table:table-cell>
          <table:table-cell office:value-type="float" office:value="19.6412" calcext:value-type="float">
            <text:p>19.6412</text:p>
          </table:table-cell>
          <table:table-cell office:value-type="float" office:value="26.3799" calcext:value-type="float">
            <text:p>26.3799</text:p>
          </table:table-cell>
          <table:table-cell office:value-type="float" office:value="27.8474" calcext:value-type="float">
            <text:p>27.8474</text:p>
          </table:table-cell>
          <table:table-cell office:value-type="float" office:value="24.0224" calcext:value-type="float">
            <text:p>24.022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3847" calcext:value-type="float">
            <text:p>0.663847</text:p>
          </table:table-cell>
          <table:table-cell office:value-type="float" office:value="3.55586" calcext:value-type="float">
            <text:p>3.55586</text:p>
          </table:table-cell>
          <table:table-cell office:value-type="float" office:value="5.95327" calcext:value-type="float">
            <text:p>5.95327</text:p>
          </table:table-cell>
          <table:table-cell office:value-type="float" office:value="11.5242" calcext:value-type="float">
            <text:p>11.5242</text:p>
          </table:table-cell>
          <table:table-cell office:value-type="float" office:value="19.581" calcext:value-type="float">
            <text:p>19.581</text:p>
          </table:table-cell>
          <table:table-cell office:value-type="float" office:value="22.2215" calcext:value-type="float">
            <text:p>22.2215</text:p>
          </table:table-cell>
          <table:table-cell office:value-type="float" office:value="28.6196" calcext:value-type="float">
            <text:p>28.6196</text:p>
          </table:table-cell>
          <table:table-cell office:value-type="float" office:value="28.854" calcext:value-type="float">
            <text:p>28.854</text:p>
          </table:table-cell>
          <table:table-cell table:number-columns-repeated="2"/>
        </table:table-row>
        <table:table-row table:style-name="ro1" table:number-rows-repeated="35"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n/p 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5444" calcext:value-type="float">
            <text:p>0.05444</text:p>
          </table:table-cell>
          <table:table-cell office:value-type="float" office:value="0.32642" calcext:value-type="float">
            <text:p>0.32642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7055" calcext:value-type="float">
            <text:p>0.0705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5654" calcext:value-type="float">
            <text:p>0.25654</text:p>
          </table:table-cell>
          <table:table-cell office:value-type="float" office:value="0.12259" calcext:value-type="float">
            <text:p>0.12259</text:p>
          </table:table-cell>
          <table:table-cell office:value-type="float" office:value="0.57205" calcext:value-type="float">
            <text:p>0.572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75095" calcext:value-type="float">
            <text:p>0.75095</text:p>
          </table:table-cell>
          <table:table-cell office:value-type="float" office:value="0.75788" calcext:value-type="float">
            <text:p>0.75788</text:p>
          </table:table-cell>
          <table:table-cell office:value-type="float" office:value="0.5829" calcext:value-type="float">
            <text:p>0.5829</text:p>
          </table:table-cell>
          <table:table-cell office:value-type="float" office:value="1.26851" calcext:value-type="float">
            <text:p>1.26851</text:p>
          </table:table-cell>
          <table:table-cell office:value-type="float" office:value="0.41367" calcext:value-type="float">
            <text:p>0.41367</text:p>
          </table:table-cell>
          <table:table-cell office:value-type="float" office:value="1.392" calcext:value-type="float">
            <text:p>1.392</text:p>
          </table:table-cell>
          <table:table-cell office:value-type="float" office:value="0.5862" calcext:value-type="float">
            <text:p>0.5862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6639" calcext:value-type="float">
            <text:p>0.16639</text:p>
          </table:table-cell>
          <table:table-cell office:value-type="float" office:value="0.81763" calcext:value-type="float">
            <text:p>0.81763</text:p>
          </table:table-cell>
          <table:table-cell office:value-type="float" office:value="0.99769" calcext:value-type="float">
            <text:p>0.99769</text:p>
          </table:table-cell>
          <table:table-cell office:value-type="float" office:value="1.67869" calcext:value-type="float">
            <text:p>1.67869</text:p>
          </table:table-cell>
          <table:table-cell office:value-type="float" office:value="1.86789" calcext:value-type="float">
            <text:p>1.86789</text:p>
          </table:table-cell>
          <table:table-cell office:value-type="float" office:value="0.72099" calcext:value-type="float">
            <text:p>0.72099</text:p>
          </table:table-cell>
          <table:table-cell office:value-type="float" office:value="2.27418" calcext:value-type="float">
            <text:p>2.27418</text:p>
          </table:table-cell>
          <table:table-cell office:value-type="float" office:value="1.02499" calcext:value-type="float">
            <text:p>1.02499</text:p>
          </table:table-cell>
          <table:table-cell office:value-type="float" office:value="2.76309" calcext:value-type="float">
            <text:p>2.7630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3913" calcext:value-type="float">
            <text:p>0.43913</text:p>
          </table:table-cell>
          <table:table-cell office:value-type="float" office:value="1.39768" calcext:value-type="float">
            <text:p>1.39768</text:p>
          </table:table-cell>
          <table:table-cell office:value-type="float" office:value="1.67676" calcext:value-type="float">
            <text:p>1.67676</text:p>
          </table:table-cell>
          <table:table-cell office:value-type="float" office:value="2.06044" calcext:value-type="float">
            <text:p>2.06044</text:p>
          </table:table-cell>
          <table:table-cell office:value-type="float" office:value="3.13629" calcext:value-type="float">
            <text:p>3.13629</text:p>
          </table:table-cell>
          <table:table-cell office:value-type="float" office:value="1.29749" calcext:value-type="float">
            <text:p>1.29749</text:p>
          </table:table-cell>
          <table:table-cell office:value-type="float" office:value="5.28618" calcext:value-type="float">
            <text:p>5.28618</text:p>
          </table:table-cell>
          <table:table-cell office:value-type="float" office:value="1.49889" calcext:value-type="float">
            <text:p>1.49889</text:p>
          </table:table-cell>
          <table:table-cell office:value-type="float" office:value="3.19054" calcext:value-type="float">
            <text:p>3.1905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9088" calcext:value-type="float">
            <text:p>0.49088</text:p>
          </table:table-cell>
          <table:table-cell office:value-type="float" office:value="1.68882" calcext:value-type="float">
            <text:p>1.68882</text:p>
          </table:table-cell>
          <table:table-cell office:value-type="float" office:value="1.75044" calcext:value-type="float">
            <text:p>1.75044</text:p>
          </table:table-cell>
          <table:table-cell office:value-type="float" office:value="3.74337" calcext:value-type="float">
            <text:p>3.74337</text:p>
          </table:table-cell>
          <table:table-cell office:value-type="float" office:value="1.9731" calcext:value-type="float">
            <text:p>1.9731</text:p>
          </table:table-cell>
          <table:table-cell office:value-type="float" office:value="1.63258" calcext:value-type="float">
            <text:p>1.63258</text:p>
          </table:table-cell>
          <table:table-cell office:value-type="float" office:value="4.22772" calcext:value-type="float">
            <text:p>4.22772</text:p>
          </table:table-cell>
          <table:table-cell office:value-type="float" office:value="2.68861" calcext:value-type="float">
            <text:p>2.68861</text:p>
          </table:table-cell>
          <table:table-cell office:value-type="float" office:value="3.72667" calcext:value-type="float">
            <text:p>3.7266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2422" calcext:value-type="float">
            <text:p>0.72422</text:p>
          </table:table-cell>
          <table:table-cell office:value-type="float" office:value="3.57542" calcext:value-type="float">
            <text:p>3.57542</text:p>
          </table:table-cell>
          <table:table-cell office:value-type="float" office:value="2.52983" calcext:value-type="float">
            <text:p>2.52983</text:p>
          </table:table-cell>
          <table:table-cell office:value-type="float" office:value="5.09696" calcext:value-type="float">
            <text:p>5.09696</text:p>
          </table:table-cell>
          <table:table-cell office:value-type="float" office:value="4.03528" calcext:value-type="float">
            <text:p>4.03528</text:p>
          </table:table-cell>
          <table:table-cell office:value-type="float" office:value="3.59689" calcext:value-type="float">
            <text:p>3.59689</text:p>
          </table:table-cell>
          <table:table-cell office:value-type="float" office:value="4.50125" calcext:value-type="float">
            <text:p>4.50125</text:p>
          </table:table-cell>
          <table:table-cell office:value-type="float" office:value="3.77938" calcext:value-type="float">
            <text:p>3.77938</text:p>
          </table:table-cell>
          <table:table-cell office:value-type="float" office:value="6.53805" calcext:value-type="float">
            <text:p>6.5380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.44865" calcext:value-type="float">
            <text:p>1.44865</text:p>
          </table:table-cell>
          <table:table-cell office:value-type="float" office:value="2.62594" calcext:value-type="float">
            <text:p>2.62594</text:p>
          </table:table-cell>
          <table:table-cell office:value-type="float" office:value="2.40432" calcext:value-type="float">
            <text:p>2.40432</text:p>
          </table:table-cell>
          <table:table-cell office:value-type="float" office:value="6.12104" calcext:value-type="float">
            <text:p>6.12104</text:p>
          </table:table-cell>
          <table:table-cell office:value-type="float" office:value="5.60085" calcext:value-type="float">
            <text:p>5.60085</text:p>
          </table:table-cell>
          <table:table-cell office:value-type="float" office:value="3.39431" calcext:value-type="float">
            <text:p>3.39431</text:p>
          </table:table-cell>
          <table:table-cell office:value-type="float" office:value="9.89985" calcext:value-type="float">
            <text:p>9.89985</text:p>
          </table:table-cell>
          <table:table-cell office:value-type="float" office:value="3.88167" calcext:value-type="float">
            <text:p>3.88167</text:p>
          </table:table-cell>
          <table:table-cell office:value-type="float" office:value="5.20033" calcext:value-type="float">
            <text:p>5.2003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.1556" calcext:value-type="float">
            <text:p>11.1556</text:p>
          </table:table-cell>
          <table:table-cell office:value-type="float" office:value="8.03197" calcext:value-type="float">
            <text:p>8.03197</text:p>
          </table:table-cell>
          <table:table-cell office:value-type="float" office:value="8.41365" calcext:value-type="float">
            <text:p>8.41365</text:p>
          </table:table-cell>
          <table:table-cell office:value-type="float" office:value="7.77423" calcext:value-type="float">
            <text:p>7.77423</text:p>
          </table:table-cell>
          <table:table-cell office:value-type="float" office:value="13.0921" calcext:value-type="float">
            <text:p>13.0921</text:p>
          </table:table-cell>
          <table:table-cell office:value-type="float" office:value="6.06245" calcext:value-type="float">
            <text:p>6.06245</text:p>
          </table:table-cell>
          <table:table-cell office:value-type="float" office:value="10.9787" calcext:value-type="float">
            <text:p>10.9787</text:p>
          </table:table-cell>
          <table:table-cell office:value-type="float" office:value="12.2957" calcext:value-type="float">
            <text:p>12.2957</text:p>
          </table:table-cell>
          <table:table-cell office:value-type="float" office:value="6.31284" calcext:value-type="float">
            <text:p>6.3128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.27903" calcext:value-type="float">
            <text:p>3.27903</text:p>
          </table:table-cell>
          <table:table-cell office:value-type="float" office:value="11.3131" calcext:value-type="float">
            <text:p>11.3131</text:p>
          </table:table-cell>
          <table:table-cell office:value-type="float" office:value="7.69732" calcext:value-type="float">
            <text:p>7.69732</text:p>
          </table:table-cell>
          <table:table-cell office:value-type="float" office:value="7.37726" calcext:value-type="float">
            <text:p>7.37726</text:p>
          </table:table-cell>
          <table:table-cell office:value-type="float" office:value="8.92662" calcext:value-type="float">
            <text:p>8.92662</text:p>
          </table:table-cell>
          <table:table-cell office:value-type="float" office:value="7.67648" calcext:value-type="float">
            <text:p>7.67648</text:p>
          </table:table-cell>
          <table:table-cell office:value-type="float" office:value="12.5595" calcext:value-type="float">
            <text:p>12.5595</text:p>
          </table:table-cell>
          <table:table-cell office:value-type="float" office:value="9.71892" calcext:value-type="float">
            <text:p>9.7189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5.31" calcext:value-type="float">
            <text:p>15.31</text:p>
          </table:table-cell>
          <table:table-cell office:value-type="float" office:value="15.2817" calcext:value-type="float">
            <text:p>15.2817</text:p>
          </table:table-cell>
          <table:table-cell office:value-type="float" office:value="11.1226" calcext:value-type="float">
            <text:p>11.1226</text:p>
          </table:table-cell>
          <table:table-cell office:value-type="float" office:value="8.21201" calcext:value-type="float">
            <text:p>8.21201</text:p>
          </table:table-cell>
          <table:table-cell office:value-type="float" office:value="22.8836" calcext:value-type="float">
            <text:p>22.8836</text:p>
          </table:table-cell>
          <table:table-cell office:value-type="float" office:value="6.72498" calcext:value-type="float">
            <text:p>6.72498</text:p>
          </table:table-cell>
          <table:table-cell office:value-type="float" office:value="9.32185" calcext:value-type="float">
            <text:p>9.32185</text:p>
          </table:table-cell>
          <table:table-cell office:value-type="float" office:value="15.5944" calcext:value-type="float">
            <text:p>15.5944</text:p>
          </table:table-cell>
          <table:table-cell office:value-type="float" office:value="7.92196" calcext:value-type="float">
            <text:p>7.92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13:14:35.079311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20:25:58.873906293</meta:creation-date>
    <dc:date>2015-10-27T13:16:12.292699797</dc:date>
    <meta:editing-duration>PT1H1M12S</meta:editing-duration>
    <meta:editing-cycles>2</meta:editing-cycles>
    <meta:generator>LibreOffice/5.0.2.2$Linux_X86_64 LibreOffice_project/00m0$Build-2</meta:generator>
    <meta:document-statistic meta:table-count="1" meta:cell-count="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6.75cm" svg:height="14.615cm" xlink:href=".." xlink:type="simple" chart:class="chart:line" chart:style-name="ch1">
        <chart:title svg:x="17.022cm" svg:y="0.428cm" chart:style-name="ch2">
          <text:p>Tempo médio</text:p>
        </chart:title>
        <chart:subtitle svg:x="12.841cm" svg:y="1.499cm" chart:style-name="ch3">
          <text:p>Para solução conhecida, cada linha indica um número de pares</text:p>
        </chart:subtitle>
        <chart:legend chart:legend-position="end" svg:x="35.036cm" svg:y="4.767cm" style:legend-expansion="high" chart:style-name="ch4"/>
        <chart:plot-area chart:style-name="ch5" table:cell-range-address="Sheet1.A1:Sheet1.I11" chart:data-source-has-labels="both" svg:x="1.746cm" svg:y="2.474cm" svg:width="32.555cm" svg:height="10.868cm">
          <chartooo:coordinate-region svg:x="2.367cm" svg:y="2.673cm" svg:width="31.562cm" svg:height="10.022cm"/>
          <chart:axis chart:dimension="x" chart:name="primary-x" chart:style-name="ch6" chartooo:axis-type="auto">
            <chartooo:date-scale/>
            <chart:title svg:x="17.873cm" svg:y="13.634cm" chart:style-name="ch7">
              <text:p>n</text:p>
            </chart:title>
            <chart:categories table:cell-range-address="Sheet1.B1:Sheet1.I1"/>
          </chart:axis>
          <chart:axis chart:dimension="y" chart:name="primary-y" chart:style-name="ch6">
            <chart:title svg:x="0.451cm" svg:y="8.706cm" chart:style-name="ch8">
              <text:p>Tempo (S)</text:p>
            </chart:title>
            <chart:grid chart:style-name="ch9" chart:class="major"/>
          </chart:axis>
          <chart:series chart:style-name="ch10" chart:values-cell-range-address="Sheet1.B2:Sheet1.I2" chart:label-cell-address="Sheet1.A2:Sheet1.A2" chart:class="chart:line">
            <chart:data-point chart:repeated="8"/>
          </chart:series>
          <chart:series chart:style-name="ch11" chart:values-cell-range-address="Sheet1.B3:Sheet1.I3" chart:label-cell-address="Sheet1.A3:Sheet1.A3" chart:class="chart:line">
            <chart:data-point chart:repeated="8"/>
          </chart:series>
          <chart:series chart:style-name="ch12" chart:values-cell-range-address="Sheet1.B4:Sheet1.I4" chart:label-cell-address="Sheet1.A4:Sheet1.A4" chart:class="chart:line">
            <chart:data-point chart:repeated="8"/>
          </chart:series>
          <chart:series chart:style-name="ch13" chart:values-cell-range-address="Sheet1.B5:Sheet1.I5" chart:label-cell-address="Sheet1.A5:Sheet1.A5" chart:class="chart:line">
            <chart:data-point chart:repeated="8"/>
          </chart:series>
          <chart:series chart:style-name="ch14" chart:values-cell-range-address="Sheet1.B6:Sheet1.I6" chart:label-cell-address="Sheet1.A6:Sheet1.A6" chart:class="chart:line">
            <chart:data-point chart:repeated="8"/>
          </chart:series>
          <chart:series chart:style-name="ch15" chart:values-cell-range-address="Sheet1.B7:Sheet1.I7" chart:label-cell-address="Sheet1.A7:Sheet1.A7" chart:class="chart:line">
            <chart:data-point chart:repeated="8"/>
          </chart:series>
          <chart:series chart:style-name="ch16" chart:values-cell-range-address="Sheet1.B8:Sheet1.I8" chart:label-cell-address="Sheet1.A8:Sheet1.A8" chart:class="chart:line">
            <chart:data-point chart:repeated="8"/>
          </chart:series>
          <chart:series chart:style-name="ch17" chart:values-cell-range-address="Sheet1.B9:Sheet1.I9" chart:label-cell-address="Sheet1.A9:Sheet1.A9" chart:class="chart:line">
            <chart:data-point chart:repeated="8"/>
          </chart:series>
          <chart:series chart:style-name="ch18" chart:values-cell-range-address="Sheet1.B10:Sheet1.I10" chart:label-cell-address="Sheet1.A10:Sheet1.A10" chart:class="chart:line">
            <chart:data-point chart:repeated="8"/>
          </chart:series>
          <chart:series chart:style-name="ch19" chart:values-cell-range-address="Sheet1.B11:Sheet1.I11" chart:label-cell-address="Sheet1.A11:Sheet1.A11" chart:class="chart:line"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:Sheet1.I1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700">
                <text:p>70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600">
                <text:p>16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Sheet1.A2:Sheet1.A2</svg:desc>
                </draw:g>
              </table:table-cell>
              <table:table-cell office:value-type="float" office:value="0.050887">
                <text:p>0.050887</text:p>
                <draw:g>
                  <svg:desc>Sheet1.B2:Sheet1.I2</svg:desc>
                </draw:g>
              </table:table-cell>
              <table:table-cell office:value-type="float" office:value="0.17113">
                <text:p>0.17113</text:p>
              </table:table-cell>
              <table:table-cell office:value-type="float" office:value="0.36009">
                <text:p>0.36009</text:p>
              </table:table-cell>
              <table:table-cell office:value-type="float" office:value="0.62692">
                <text:p>0.62692</text:p>
              </table:table-cell>
              <table:table-cell office:value-type="float" office:value="1.08667">
                <text:p>1.08667</text:p>
              </table:table-cell>
              <table:table-cell office:value-type="float" office:value="1.16733">
                <text:p>1.16733</text:p>
              </table:table-cell>
              <table:table-cell office:value-type="float" office:value="1.25892">
                <text:p>1.25892</text:p>
              </table:table-cell>
              <table:table-cell office:value-type="float" office:value="1.9513">
                <text:p>1.9513</text:p>
              </table:table-cell>
            </table:table-row>
            <table:table-row>
              <table:table-cell office:value-type="string">
                <text:p>10</text:p>
                <draw:g>
                  <svg:desc>Sheet1.A3:Sheet1.A3</svg:desc>
                </draw:g>
              </table:table-cell>
              <table:table-cell office:value-type="float" office:value="0.109931">
                <text:p>0.109931</text:p>
                <draw:g>
                  <svg:desc>Sheet1.B3:Sheet1.I3</svg:desc>
                </draw:g>
              </table:table-cell>
              <table:table-cell office:value-type="float" office:value="0.41025">
                <text:p>0.41025</text:p>
              </table:table-cell>
              <table:table-cell office:value-type="float" office:value="1.11885">
                <text:p>1.11885</text:p>
              </table:table-cell>
              <table:table-cell office:value-type="float" office:value="1.30583">
                <text:p>1.30583</text:p>
              </table:table-cell>
              <table:table-cell office:value-type="float" office:value="2.63491">
                <text:p>2.63491</text:p>
              </table:table-cell>
              <table:table-cell office:value-type="float" office:value="2.9177">
                <text:p>2.9177</text:p>
              </table:table-cell>
              <table:table-cell office:value-type="float" office:value="4.29974">
                <text:p>4.29974</text:p>
              </table:table-cell>
              <table:table-cell office:value-type="float" office:value="4.10567">
                <text:p>4.10567</text:p>
              </table:table-cell>
            </table:table-row>
            <table:table-row>
              <table:table-cell office:value-type="string">
                <text:p>15</text:p>
                <draw:g>
                  <svg:desc>Sheet1.A4:Sheet1.A4</svg:desc>
                </draw:g>
              </table:table-cell>
              <table:table-cell office:value-type="float" office:value="0.169644">
                <text:p>0.169644</text:p>
                <draw:g>
                  <svg:desc>Sheet1.B4:Sheet1.I4</svg:desc>
                </draw:g>
              </table:table-cell>
              <table:table-cell office:value-type="float" office:value="0.68096">
                <text:p>0.68096</text:p>
              </table:table-cell>
              <table:table-cell office:value-type="float" office:value="1.38437">
                <text:p>1.38437</text:p>
              </table:table-cell>
              <table:table-cell office:value-type="float" office:value="2.54122">
                <text:p>2.54122</text:p>
              </table:table-cell>
              <table:table-cell office:value-type="float" office:value="2.99534">
                <text:p>2.99534</text:p>
              </table:table-cell>
              <table:table-cell office:value-type="float" office:value="4.61477">
                <text:p>4.61477</text:p>
              </table:table-cell>
              <table:table-cell office:value-type="float" office:value="6.11132">
                <text:p>6.11132</text:p>
              </table:table-cell>
              <table:table-cell office:value-type="float" office:value="6.73419">
                <text:p>6.73419</text:p>
              </table:table-cell>
            </table:table-row>
            <table:table-row>
              <table:table-cell office:value-type="string">
                <text:p>20</text:p>
                <draw:g>
                  <svg:desc>Sheet1.A5:Sheet1.A5</svg:desc>
                </draw:g>
              </table:table-cell>
              <table:table-cell office:value-type="float" office:value="0.231992">
                <text:p>0.231992</text:p>
                <draw:g>
                  <svg:desc>Sheet1.B5:Sheet1.I5</svg:desc>
                </draw:g>
              </table:table-cell>
              <table:table-cell office:value-type="float" office:value="1.35648">
                <text:p>1.35648</text:p>
              </table:table-cell>
              <table:table-cell office:value-type="float" office:value="2.72076">
                <text:p>2.72076</text:p>
              </table:table-cell>
              <table:table-cell office:value-type="float" office:value="3.16017">
                <text:p>3.16017</text:p>
              </table:table-cell>
              <table:table-cell office:value-type="float" office:value="4.55223">
                <text:p>4.55223</text:p>
              </table:table-cell>
              <table:table-cell office:value-type="float" office:value="8.73329">
                <text:p>8.73329</text:p>
              </table:table-cell>
              <table:table-cell office:value-type="float" office:value="8.01861">
                <text:p>8.01861</text:p>
              </table:table-cell>
              <table:table-cell office:value-type="float" office:value="8.17655">
                <text:p>8.17655</text:p>
              </table:table-cell>
            </table:table-row>
            <table:table-row>
              <table:table-cell office:value-type="string">
                <text:p>25</text:p>
                <draw:g>
                  <svg:desc>Sheet1.A6:Sheet1.A6</svg:desc>
                </draw:g>
              </table:table-cell>
              <table:table-cell office:value-type="float" office:value="0.295344">
                <text:p>0.295344</text:p>
                <draw:g>
                  <svg:desc>Sheet1.B6:Sheet1.I6</svg:desc>
                </draw:g>
              </table:table-cell>
              <table:table-cell office:value-type="float" office:value="1.3196">
                <text:p>1.3196</text:p>
              </table:table-cell>
              <table:table-cell office:value-type="float" office:value="3.03287">
                <text:p>3.03287</text:p>
              </table:table-cell>
              <table:table-cell office:value-type="float" office:value="4.27775">
                <text:p>4.27775</text:p>
              </table:table-cell>
              <table:table-cell office:value-type="float" office:value="9.36292">
                <text:p>9.36292</text:p>
              </table:table-cell>
              <table:table-cell office:value-type="float" office:value="10.0769">
                <text:p>10.0769</text:p>
              </table:table-cell>
              <table:table-cell office:value-type="float" office:value="13.2401">
                <text:p>13.2401</text:p>
              </table:table-cell>
              <table:table-cell office:value-type="float" office:value="15.738">
                <text:p>15.738</text:p>
              </table:table-cell>
            </table:table-row>
            <table:table-row>
              <table:table-cell office:value-type="string">
                <text:p>30</text:p>
                <draw:g>
                  <svg:desc>Sheet1.A7:Sheet1.A7</svg:desc>
                </draw:g>
              </table:table-cell>
              <table:table-cell office:value-type="float" office:value="0.346487">
                <text:p>0.346487</text:p>
                <draw:g>
                  <svg:desc>Sheet1.B7:Sheet1.I7</svg:desc>
                </draw:g>
              </table:table-cell>
              <table:table-cell office:value-type="float" office:value="1.88953">
                <text:p>1.88953</text:p>
              </table:table-cell>
              <table:table-cell office:value-type="float" office:value="3.72942">
                <text:p>3.72942</text:p>
              </table:table-cell>
              <table:table-cell office:value-type="float" office:value="7.15288">
                <text:p>7.15288</text:p>
              </table:table-cell>
              <table:table-cell office:value-type="float" office:value="6.80763">
                <text:p>6.80763</text:p>
              </table:table-cell>
              <table:table-cell office:value-type="float" office:value="9.21231">
                <text:p>9.21231</text:p>
              </table:table-cell>
              <table:table-cell office:value-type="float" office:value="18.3581">
                <text:p>18.3581</text:p>
              </table:table-cell>
              <table:table-cell office:value-type="float" office:value="14.1724">
                <text:p>14.1724</text:p>
              </table:table-cell>
            </table:table-row>
            <table:table-row>
              <table:table-cell office:value-type="string">
                <text:p>35</text:p>
                <draw:g>
                  <svg:desc>Sheet1.A8:Sheet1.A8</svg:desc>
                </draw:g>
              </table:table-cell>
              <table:table-cell office:value-type="float" office:value="0.453721">
                <text:p>0.453721</text:p>
                <draw:g>
                  <svg:desc>Sheet1.B8:Sheet1.I8</svg:desc>
                </draw:g>
              </table:table-cell>
              <table:table-cell office:value-type="float" office:value="2.49261">
                <text:p>2.49261</text:p>
              </table:table-cell>
              <table:table-cell office:value-type="float" office:value="4.98895">
                <text:p>4.98895</text:p>
              </table:table-cell>
              <table:table-cell office:value-type="float" office:value="6.64401">
                <text:p>6.64401</text:p>
              </table:table-cell>
              <table:table-cell office:value-type="float" office:value="11.7983">
                <text:p>11.7983</text:p>
              </table:table-cell>
              <table:table-cell office:value-type="float" office:value="15.0093">
                <text:p>15.0093</text:p>
              </table:table-cell>
              <table:table-cell office:value-type="float" office:value="17.2614">
                <text:p>17.2614</text:p>
              </table:table-cell>
              <table:table-cell office:value-type="float" office:value="18.6811">
                <text:p>18.6811</text:p>
              </table:table-cell>
            </table:table-row>
            <table:table-row>
              <table:table-cell office:value-type="string">
                <text:p>40</text:p>
                <draw:g>
                  <svg:desc>Sheet1.A9:Sheet1.A9</svg:desc>
                </draw:g>
              </table:table-cell>
              <table:table-cell office:value-type="float" office:value="0.539139">
                <text:p>0.539139</text:p>
                <draw:g>
                  <svg:desc>Sheet1.B9:Sheet1.I9</svg:desc>
                </draw:g>
              </table:table-cell>
              <table:table-cell office:value-type="float" office:value="2.89146">
                <text:p>2.89146</text:p>
              </table:table-cell>
              <table:table-cell office:value-type="float" office:value="4.33689">
                <text:p>4.33689</text:p>
              </table:table-cell>
              <table:table-cell office:value-type="float" office:value="8.30682">
                <text:p>8.30682</text:p>
              </table:table-cell>
              <table:table-cell office:value-type="float" office:value="12.6869">
                <text:p>12.6869</text:p>
              </table:table-cell>
              <table:table-cell office:value-type="float" office:value="18.3852">
                <text:p>18.3852</text:p>
              </table:table-cell>
              <table:table-cell office:value-type="float" office:value="19.6628">
                <text:p>19.6628</text:p>
              </table:table-cell>
              <table:table-cell office:value-type="float" office:value="22.197">
                <text:p>22.197</text:p>
              </table:table-cell>
            </table:table-row>
            <table:table-row>
              <table:table-cell office:value-type="string">
                <text:p>45</text:p>
                <draw:g>
                  <svg:desc>Sheet1.A10:Sheet1.A10</svg:desc>
                </draw:g>
              </table:table-cell>
              <table:table-cell office:value-type="float" office:value="0.575044">
                <text:p>0.575044</text:p>
                <draw:g>
                  <svg:desc>Sheet1.B10:Sheet1.I10</svg:desc>
                </draw:g>
              </table:table-cell>
              <table:table-cell office:value-type="float" office:value="3.53962">
                <text:p>3.53962</text:p>
              </table:table-cell>
              <table:table-cell office:value-type="float" office:value="6.28981">
                <text:p>6.28981</text:p>
              </table:table-cell>
              <table:table-cell office:value-type="float" office:value="12.0244">
                <text:p>12.0244</text:p>
              </table:table-cell>
              <table:table-cell office:value-type="float" office:value="19.6412">
                <text:p>19.6412</text:p>
              </table:table-cell>
              <table:table-cell office:value-type="float" office:value="26.3799">
                <text:p>26.3799</text:p>
              </table:table-cell>
              <table:table-cell office:value-type="float" office:value="27.8474">
                <text:p>27.8474</text:p>
              </table:table-cell>
              <table:table-cell office:value-type="float" office:value="24.0224">
                <text:p>24.0224</text:p>
              </table:table-cell>
            </table:table-row>
            <table:table-row>
              <table:table-cell office:value-type="string">
                <text:p>50</text:p>
                <draw:g>
                  <svg:desc>Sheet1.A11:Sheet1.A11</svg:desc>
                </draw:g>
              </table:table-cell>
              <table:table-cell office:value-type="float" office:value="0.663847">
                <text:p>0.663847</text:p>
                <draw:g>
                  <svg:desc>Sheet1.B11:Sheet1.I11</svg:desc>
                </draw:g>
              </table:table-cell>
              <table:table-cell office:value-type="float" office:value="3.55586">
                <text:p>3.55586</text:p>
              </table:table-cell>
              <table:table-cell office:value-type="float" office:value="5.95327">
                <text:p>5.95327</text:p>
              </table:table-cell>
              <table:table-cell office:value-type="float" office:value="11.5242">
                <text:p>11.5242</text:p>
              </table:table-cell>
              <table:table-cell office:value-type="float" office:value="19.581">
                <text:p>19.581</text:p>
              </table:table-cell>
              <table:table-cell office:value-type="float" office:value="22.2215">
                <text:p>22.2215</text:p>
              </table:table-cell>
              <table:table-cell office:value-type="float" office:value="28.6196">
                <text:p>28.6196</text:p>
              </table:table-cell>
              <table:table-cell office:value-type="float" office:value="28.854">
                <text:p>28.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9.203cm" svg:height="17.707cm" xlink:href=".." xlink:type="simple" chart:class="chart:line" chart:style-name="ch1">
        <chart:title svg:x="18.248cm" svg:y="0.49cm" chart:style-name="ch2">
          <text:p>Tempo médio</text:p>
        </chart:title>
        <chart:subtitle svg:x="13.75cm" svg:y="1.623cm" chart:style-name="ch3">
          <text:p>Para solução desconhecida, cada linha indica um número de pares</text:p>
        </chart:subtitle>
        <chart:legend chart:legend-position="end" svg:x="37.489cm" svg:y="6.313cm" style:legend-expansion="high" chart:style-name="ch4"/>
        <chart:plot-area chart:style-name="ch5" table:cell-range-address="Sheet1.B47:Sheet1.K57" chart:data-source-has-labels="both" svg:x="1.795cm" svg:y="2.66cm" svg:width="34.91cm" svg:height="13.712cm">
          <chartooo:coordinate-region svg:x="2.416cm" svg:y="2.859cm" svg:width="34.009cm" svg:height="12.866cm"/>
          <chart:axis chart:dimension="x" chart:name="primary-x" chart:style-name="ch6" chartooo:axis-type="auto">
            <chartooo:date-scale/>
            <chart:title svg:x="19.1cm" svg:y="16.726cm" chart:style-name="ch7">
              <text:p>n</text:p>
            </chart:title>
            <chart:categories table:cell-range-address="Sheet1.C47:Sheet1.K47"/>
          </chart:axis>
          <chart:axis chart:dimension="y" chart:name="primary-y" chart:style-name="ch6">
            <chart:title svg:x="0.451cm" svg:y="10.261cm" chart:style-name="ch8">
              <text:p>Tempo(s)</text:p>
            </chart:title>
            <chart:grid chart:style-name="ch9" chart:class="major"/>
          </chart:axis>
          <chart:series chart:style-name="ch10" chart:values-cell-range-address="Sheet1.C48:Sheet1.K48" chart:label-cell-address="Sheet1.B48:Sheet1.B48" chart:class="chart:line">
            <chart:data-point chart:repeated="9"/>
          </chart:series>
          <chart:series chart:style-name="ch11" chart:values-cell-range-address="Sheet1.C49:Sheet1.K49" chart:label-cell-address="Sheet1.B49:Sheet1.B49" chart:class="chart:line">
            <chart:data-point chart:repeated="9"/>
          </chart:series>
          <chart:series chart:style-name="ch12" chart:values-cell-range-address="Sheet1.C50:Sheet1.K50" chart:label-cell-address="Sheet1.B50:Sheet1.B50" chart:class="chart:line">
            <chart:data-point chart:repeated="9"/>
          </chart:series>
          <chart:series chart:style-name="ch13" chart:values-cell-range-address="Sheet1.C51:Sheet1.K51" chart:label-cell-address="Sheet1.B51:Sheet1.B51" chart:class="chart:line">
            <chart:data-point chart:repeated="9"/>
          </chart:series>
          <chart:series chart:style-name="ch14" chart:values-cell-range-address="Sheet1.C52:Sheet1.K52" chart:label-cell-address="Sheet1.B52:Sheet1.B52" chart:class="chart:line">
            <chart:data-point chart:repeated="9"/>
          </chart:series>
          <chart:series chart:style-name="ch15" chart:values-cell-range-address="Sheet1.C53:Sheet1.K53" chart:label-cell-address="Sheet1.B53:Sheet1.B53" chart:class="chart:line">
            <chart:data-point chart:repeated="9"/>
          </chart:series>
          <chart:series chart:style-name="ch16" chart:values-cell-range-address="Sheet1.C54:Sheet1.K54" chart:label-cell-address="Sheet1.B54:Sheet1.B54" chart:class="chart:line">
            <chart:data-point chart:repeated="9"/>
          </chart:series>
          <chart:series chart:style-name="ch17" chart:values-cell-range-address="Sheet1.C55:Sheet1.K55" chart:label-cell-address="Sheet1.B55:Sheet1.B55" chart:class="chart:line">
            <chart:data-point chart:repeated="9"/>
          </chart:series>
          <chart:series chart:style-name="ch18" chart:values-cell-range-address="Sheet1.C56:Sheet1.K56" chart:label-cell-address="Sheet1.B56:Sheet1.B56" chart:class="chart:line">
            <chart:data-point chart:repeated="9"/>
          </chart:series>
          <chart:series chart:style-name="ch19" chart:values-cell-range-address="Sheet1.C57:Sheet1.K57" chart:label-cell-address="Sheet1.B57:Sheet1.B57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47:Sheet1.K47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Sheet1.B48:Sheet1.B48</svg:desc>
                </draw:g>
              </table:table-cell>
              <table:table-cell office:value-type="float" office:value="0.05444">
                <text:p>0.05444</text:p>
                <draw:g>
                  <svg:desc>Sheet1.C48:Sheet1.K48</svg:desc>
                </draw:g>
              </table:table-cell>
              <table:table-cell office:value-type="float" office:value="0.32642">
                <text:p>0.32642</text:p>
              </table:table-cell>
              <table:table-cell office:value-type="float" office:value="0.27151">
                <text:p>0.27151</text:p>
              </table:table-cell>
              <table:table-cell office:value-type="float" office:value="0.1036">
                <text:p>0.1036</text:p>
              </table:table-cell>
              <table:table-cell office:value-type="float" office:value="0.07055">
                <text:p>0.07055</text:p>
              </table:table-cell>
              <table:table-cell office:value-type="float" office:value="0.2385">
                <text:p>0.2385</text:p>
              </table:table-cell>
              <table:table-cell office:value-type="float" office:value="0.25654">
                <text:p>0.25654</text:p>
              </table:table-cell>
              <table:table-cell office:value-type="float" office:value="0.12259">
                <text:p>0.12259</text:p>
              </table:table-cell>
              <table:table-cell office:value-type="float" office:value="0.57205">
                <text:p>0.57205</text:p>
              </table:table-cell>
            </table:table-row>
            <table:table-row>
              <table:table-cell office:value-type="string">
                <text:p>10</text:p>
                <draw:g>
                  <svg:desc>Sheet1.B49:Sheet1.B49</svg:desc>
                </draw:g>
              </table:table-cell>
              <table:table-cell office:value-type="float" office:value="0.0872">
                <text:p>0.0872</text:p>
                <draw:g>
                  <svg:desc>Sheet1.C49:Sheet1.K49</svg:desc>
                </draw:g>
              </table:table-cell>
              <table:table-cell office:value-type="float" office:value="0.75095">
                <text:p>0.75095</text:p>
              </table:table-cell>
              <table:table-cell office:value-type="float" office:value="0.75788">
                <text:p>0.75788</text:p>
              </table:table-cell>
              <table:table-cell office:value-type="float" office:value="0.5829">
                <text:p>0.5829</text:p>
              </table:table-cell>
              <table:table-cell office:value-type="float" office:value="1.26851">
                <text:p>1.26851</text:p>
              </table:table-cell>
              <table:table-cell office:value-type="float" office:value="0.41367">
                <text:p>0.41367</text:p>
              </table:table-cell>
              <table:table-cell office:value-type="float" office:value="1.392">
                <text:p>1.392</text:p>
              </table:table-cell>
              <table:table-cell office:value-type="float" office:value="0.5862">
                <text:p>0.5862</text:p>
              </table:table-cell>
              <table:table-cell office:value-type="float" office:value="2.043">
                <text:p>2.043</text:p>
              </table:table-cell>
            </table:table-row>
            <table:table-row>
              <table:table-cell office:value-type="string">
                <text:p>15</text:p>
                <draw:g>
                  <svg:desc>Sheet1.B50:Sheet1.B50</svg:desc>
                </draw:g>
              </table:table-cell>
              <table:table-cell office:value-type="float" office:value="0.16639">
                <text:p>0.16639</text:p>
                <draw:g>
                  <svg:desc>Sheet1.C50:Sheet1.K50</svg:desc>
                </draw:g>
              </table:table-cell>
              <table:table-cell office:value-type="float" office:value="0.81763">
                <text:p>0.81763</text:p>
              </table:table-cell>
              <table:table-cell office:value-type="float" office:value="0.99769">
                <text:p>0.99769</text:p>
              </table:table-cell>
              <table:table-cell office:value-type="float" office:value="1.67869">
                <text:p>1.67869</text:p>
              </table:table-cell>
              <table:table-cell office:value-type="float" office:value="1.86789">
                <text:p>1.86789</text:p>
              </table:table-cell>
              <table:table-cell office:value-type="float" office:value="0.72099">
                <text:p>0.72099</text:p>
              </table:table-cell>
              <table:table-cell office:value-type="float" office:value="2.27418">
                <text:p>2.27418</text:p>
              </table:table-cell>
              <table:table-cell office:value-type="float" office:value="1.02499">
                <text:p>1.02499</text:p>
              </table:table-cell>
              <table:table-cell office:value-type="float" office:value="2.76309">
                <text:p>2.76309</text:p>
              </table:table-cell>
            </table:table-row>
            <table:table-row>
              <table:table-cell office:value-type="string">
                <text:p>20</text:p>
                <draw:g>
                  <svg:desc>Sheet1.B51:Sheet1.B51</svg:desc>
                </draw:g>
              </table:table-cell>
              <table:table-cell office:value-type="float" office:value="0.43913">
                <text:p>0.43913</text:p>
                <draw:g>
                  <svg:desc>Sheet1.C51:Sheet1.K51</svg:desc>
                </draw:g>
              </table:table-cell>
              <table:table-cell office:value-type="float" office:value="1.39768">
                <text:p>1.39768</text:p>
              </table:table-cell>
              <table:table-cell office:value-type="float" office:value="1.67676">
                <text:p>1.67676</text:p>
              </table:table-cell>
              <table:table-cell office:value-type="float" office:value="2.06044">
                <text:p>2.06044</text:p>
              </table:table-cell>
              <table:table-cell office:value-type="float" office:value="3.13629">
                <text:p>3.13629</text:p>
              </table:table-cell>
              <table:table-cell office:value-type="float" office:value="1.29749">
                <text:p>1.29749</text:p>
              </table:table-cell>
              <table:table-cell office:value-type="float" office:value="5.28618">
                <text:p>5.28618</text:p>
              </table:table-cell>
              <table:table-cell office:value-type="float" office:value="1.49889">
                <text:p>1.49889</text:p>
              </table:table-cell>
              <table:table-cell office:value-type="float" office:value="3.19054">
                <text:p>3.19054</text:p>
              </table:table-cell>
            </table:table-row>
            <table:table-row>
              <table:table-cell office:value-type="string">
                <text:p>25</text:p>
                <draw:g>
                  <svg:desc>Sheet1.B52:Sheet1.B52</svg:desc>
                </draw:g>
              </table:table-cell>
              <table:table-cell office:value-type="float" office:value="0.49088">
                <text:p>0.49088</text:p>
                <draw:g>
                  <svg:desc>Sheet1.C52:Sheet1.K52</svg:desc>
                </draw:g>
              </table:table-cell>
              <table:table-cell office:value-type="float" office:value="1.68882">
                <text:p>1.68882</text:p>
              </table:table-cell>
              <table:table-cell office:value-type="float" office:value="1.75044">
                <text:p>1.75044</text:p>
              </table:table-cell>
              <table:table-cell office:value-type="float" office:value="3.74337">
                <text:p>3.74337</text:p>
              </table:table-cell>
              <table:table-cell office:value-type="float" office:value="1.9731">
                <text:p>1.9731</text:p>
              </table:table-cell>
              <table:table-cell office:value-type="float" office:value="1.63258">
                <text:p>1.63258</text:p>
              </table:table-cell>
              <table:table-cell office:value-type="float" office:value="4.22772">
                <text:p>4.22772</text:p>
              </table:table-cell>
              <table:table-cell office:value-type="float" office:value="2.68861">
                <text:p>2.68861</text:p>
              </table:table-cell>
              <table:table-cell office:value-type="float" office:value="3.72667">
                <text:p>3.72667</text:p>
              </table:table-cell>
            </table:table-row>
            <table:table-row>
              <table:table-cell office:value-type="string">
                <text:p>30</text:p>
                <draw:g>
                  <svg:desc>Sheet1.B53:Sheet1.B53</svg:desc>
                </draw:g>
              </table:table-cell>
              <table:table-cell office:value-type="float" office:value="0.72422">
                <text:p>0.72422</text:p>
                <draw:g>
                  <svg:desc>Sheet1.C53:Sheet1.K53</svg:desc>
                </draw:g>
              </table:table-cell>
              <table:table-cell office:value-type="float" office:value="3.57542">
                <text:p>3.57542</text:p>
              </table:table-cell>
              <table:table-cell office:value-type="float" office:value="2.52983">
                <text:p>2.52983</text:p>
              </table:table-cell>
              <table:table-cell office:value-type="float" office:value="5.09696">
                <text:p>5.09696</text:p>
              </table:table-cell>
              <table:table-cell office:value-type="float" office:value="4.03528">
                <text:p>4.03528</text:p>
              </table:table-cell>
              <table:table-cell office:value-type="float" office:value="3.59689">
                <text:p>3.59689</text:p>
              </table:table-cell>
              <table:table-cell office:value-type="float" office:value="4.50125">
                <text:p>4.50125</text:p>
              </table:table-cell>
              <table:table-cell office:value-type="float" office:value="3.77938">
                <text:p>3.77938</text:p>
              </table:table-cell>
              <table:table-cell office:value-type="float" office:value="6.53805">
                <text:p>6.53805</text:p>
              </table:table-cell>
            </table:table-row>
            <table:table-row>
              <table:table-cell office:value-type="string">
                <text:p>35</text:p>
                <draw:g>
                  <svg:desc>Sheet1.B54:Sheet1.B54</svg:desc>
                </draw:g>
              </table:table-cell>
              <table:table-cell office:value-type="float" office:value="1.44865">
                <text:p>1.44865</text:p>
                <draw:g>
                  <svg:desc>Sheet1.C54:Sheet1.K54</svg:desc>
                </draw:g>
              </table:table-cell>
              <table:table-cell office:value-type="float" office:value="2.62594">
                <text:p>2.62594</text:p>
              </table:table-cell>
              <table:table-cell office:value-type="float" office:value="2.40432">
                <text:p>2.40432</text:p>
              </table:table-cell>
              <table:table-cell office:value-type="float" office:value="6.12104">
                <text:p>6.12104</text:p>
              </table:table-cell>
              <table:table-cell office:value-type="float" office:value="5.60085">
                <text:p>5.60085</text:p>
              </table:table-cell>
              <table:table-cell office:value-type="float" office:value="3.39431">
                <text:p>3.39431</text:p>
              </table:table-cell>
              <table:table-cell office:value-type="float" office:value="9.89985">
                <text:p>9.89985</text:p>
              </table:table-cell>
              <table:table-cell office:value-type="float" office:value="3.88167">
                <text:p>3.88167</text:p>
              </table:table-cell>
              <table:table-cell office:value-type="float" office:value="5.20033">
                <text:p>5.20033</text:p>
              </table:table-cell>
            </table:table-row>
            <table:table-row>
              <table:table-cell office:value-type="string">
                <text:p>40</text:p>
                <draw:g>
                  <svg:desc>Sheet1.B55:Sheet1.B55</svg:desc>
                </draw:g>
              </table:table-cell>
              <table:table-cell office:value-type="float" office:value="11.1556">
                <text:p>11.1556</text:p>
                <draw:g>
                  <svg:desc>Sheet1.C55:Sheet1.K55</svg:desc>
                </draw:g>
              </table:table-cell>
              <table:table-cell office:value-type="float" office:value="8.03197">
                <text:p>8.03197</text:p>
              </table:table-cell>
              <table:table-cell office:value-type="float" office:value="8.41365">
                <text:p>8.41365</text:p>
              </table:table-cell>
              <table:table-cell office:value-type="float" office:value="7.77423">
                <text:p>7.77423</text:p>
              </table:table-cell>
              <table:table-cell office:value-type="float" office:value="13.0921">
                <text:p>13.0921</text:p>
              </table:table-cell>
              <table:table-cell office:value-type="float" office:value="6.06245">
                <text:p>6.06245</text:p>
              </table:table-cell>
              <table:table-cell office:value-type="float" office:value="10.9787">
                <text:p>10.9787</text:p>
              </table:table-cell>
              <table:table-cell office:value-type="float" office:value="12.2957">
                <text:p>12.2957</text:p>
              </table:table-cell>
              <table:table-cell office:value-type="float" office:value="6.31284">
                <text:p>6.31284</text:p>
              </table:table-cell>
            </table:table-row>
            <table:table-row>
              <table:table-cell office:value-type="string">
                <text:p>45</text:p>
                <draw:g>
                  <svg:desc>Sheet1.B56:Sheet1.B56</svg:desc>
                </draw:g>
              </table:table-cell>
              <table:table-cell office:value-type="float" office:value="12">
                <text:p>12</text:p>
                <draw:g>
                  <svg:desc>Sheet1.C56:Sheet1.K56</svg:desc>
                </draw:g>
              </table:table-cell>
              <table:table-cell office:value-type="float" office:value="3.27903">
                <text:p>3.27903</text:p>
              </table:table-cell>
              <table:table-cell office:value-type="float" office:value="11.3131">
                <text:p>11.3131</text:p>
              </table:table-cell>
              <table:table-cell office:value-type="float" office:value="7.69732">
                <text:p>7.69732</text:p>
              </table:table-cell>
              <table:table-cell office:value-type="float" office:value="7.37726">
                <text:p>7.37726</text:p>
              </table:table-cell>
              <table:table-cell office:value-type="float" office:value="8.92662">
                <text:p>8.92662</text:p>
              </table:table-cell>
              <table:table-cell office:value-type="float" office:value="7.67648">
                <text:p>7.67648</text:p>
              </table:table-cell>
              <table:table-cell office:value-type="float" office:value="12.5595">
                <text:p>12.5595</text:p>
              </table:table-cell>
              <table:table-cell office:value-type="float" office:value="9.71892">
                <text:p>9.71892</text:p>
              </table:table-cell>
            </table:table-row>
            <table:table-row>
              <table:table-cell office:value-type="string">
                <text:p>50</text:p>
                <draw:g>
                  <svg:desc>Sheet1.B57:Sheet1.B57</svg:desc>
                </draw:g>
              </table:table-cell>
              <table:table-cell office:value-type="float" office:value="15.31">
                <text:p>15.31</text:p>
                <draw:g>
                  <svg:desc>Sheet1.C57:Sheet1.K57</svg:desc>
                </draw:g>
              </table:table-cell>
              <table:table-cell office:value-type="float" office:value="15.2817">
                <text:p>15.2817</text:p>
              </table:table-cell>
              <table:table-cell office:value-type="float" office:value="11.1226">
                <text:p>11.1226</text:p>
              </table:table-cell>
              <table:table-cell office:value-type="float" office:value="8.21201">
                <text:p>8.21201</text:p>
              </table:table-cell>
              <table:table-cell office:value-type="float" office:value="22.8836">
                <text:p>22.8836</text:p>
              </table:table-cell>
              <table:table-cell office:value-type="float" office:value="6.72498">
                <text:p>6.72498</text:p>
              </table:table-cell>
              <table:table-cell office:value-type="float" office:value="9.32185">
                <text:p>9.32185</text:p>
              </table:table-cell>
              <table:table-cell office:value-type="float" office:value="15.5944">
                <text:p>15.5944</text:p>
              </table:table-cell>
              <table:table-cell office:value-type="float" office:value="7.92196">
                <text:p>7.92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